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officeooo:paragraph-rsid="001f5108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335d3d"/>
    </style:style>
    <style:style style:name="P15" style:family="paragraph" style:parent-style-name="Standard">
      <style:text-properties fo:font-size="8pt" officeooo:rsid="001b80c7" officeooo:paragraph-rsid="00335d3d" style:font-size-asian="8pt" style:font-size-complex="8pt"/>
    </style:style>
    <style:style style:name="P16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ebb95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2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4"><draw:control text:anchor-type="as-char" svg:y="0.991cm" draw:z-index="24" draw:style-name="gr3" draw:text-style-name="P17" svg:width="4.5cm" svg:height="1.2cm" draw:control="control22"/></text:p><text:p text:style-name="P14"><draw:control text:anchor-type="as-char" svg:y="-0.009cm" draw:z-index="25" draw:style-name="gr3" draw:text-style-name="P22" svg:width="4.5cm" svg:height="0.451cm" draw:control="control23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2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5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Trockengüter- / Tankschifffahrt kombiniert“ </text:p>
      <text:p text:style-name="P16">gemäß ADN 8.2.2.7.1 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- / Tankschifffahrt kombiniert“ </text:span><text:span text:style-name="T1">teilzunehmen.</text:span></text:p>
      <text:p text:style-name="P5"/>
      <text:p text:style-name="P4">Prüfungstermin: <draw:control text:anchor-type="as-char" svg:y="-0.485cm" draw:z-index="5" draw:style-name="gr3" draw:text-style-name="P20" svg:width="8.667cm" svg:height="0.701cm" draw:control="control5"/></text:p>
      <text:p text:style-name="P4"><draw:control text:anchor-type="char" draw:z-index="6" draw:style-name="gr4" draw:text-style-name="P19" svg:width="8.256cm" svg:height="1.65cm" svg:x="2.679cm" svg:y="0cm" draw:control="control6"/>Prüfungs<text:span text:style-name="T7">ort</text:span>:</text:p>
      <text:p text:style-name="P6"/>
      <text:p text:style-name="P6"/>
      <text:p text:style-name="P6">Dem beigefügtem Mer<text:span text:style-name="T6">k</text:span>blatt entnehmen Sie bitte die Bedingungen und Sachgebiete, auf die sich die Fachprüfung ADN erstreckt.</text:p>
      <text:p text:style-name="P6">Die Prüfungsgebühr beträgt:<draw:control text:anchor-type="as-char" svg:y="-0.519cm" draw:z-index="7" draw:style-name="gr3" draw:text-style-name="P19" svg:width="4.001cm" svg:height="0.701cm" draw:control="control7"/></text:p>
      <text:p text:style-name="P7">Diese ist entweder vor der Prüfung in bar oder mit dem beigelegten Überweisungsträger zu entrichten.</text:p>
      <text:p text:style-name="P7">Die Ausfertigungsgebühr für die Bescheinigung über besondere Kenntnisse des ADN beträgt:<draw:control text:anchor-type="as-char" svg:y="-0.519cm" draw:z-index="22" draw:style-name="gr5" draw:text-style-name="P19" svg:width="4.001cm" svg:height="0.75cm" draw:control="control21"/></text:p>
      <text:p text:style-name="P8">Diese fällt nach bestandener Prüfung an.</text:p>
      <text:p text:style-name="P9"><text:span text:style-name="T3">Eine Teilnahmebescheinigung für den anerkannten Basiskurs „</text:span><text:span text:style-name="T5">Trockengüter- / Tankschifffahrt kombiniert</text:span><text:span text:style-name="T3">“, sowie ein amtlicher Lichtbildausweis, durch den Sie sich ausweisen können, ist am Tag der Prüfung mitzubringen und der Prüfungskommission </text:span><text:span text:style-name="T4">vorzulegen.</text:span></text:p>
      <text:p text:style-name="P10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2:32:33.877598196</dc:date>
    <dc:creator>Stefan Meyer</dc:creator>
    <meta:editing-duration>PT17H51M13S</meta:editing-duration>
    <meta:editing-cycles>74</meta:editing-cycles>
    <meta:document-statistic meta:table-count="0" meta:image-count="1" meta:object-count="0" meta:page-count="1" meta:paragraph-count="34" meta:word-count="132" meta:character-count="1024" meta:non-whitespace-character-count="899"/>
  </office:meta>
</office:document-meta>
</file>